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dBm</text:p>
          </table:table-cell>
          <table:table-cell office:value-type="string" table:style-name="ce2">
            <text:p>dBw</text:p>
          </table:table-cell>
          <table:table-cell office:value-type="string" table:style-name="ce2">
            <text:p>w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9.69" table:style-name="ce2">
            <text:p>29.69</text:p>
          </table:table-cell>
          <table:table-cell office:value-type="float" office:value="-0.3" table:style-name="ce2">
            <text:p>-0.3</text:p>
          </table:table-cell>
          <table:table-cell office:value-type="float" office:value="0.499" table:style-name="ce2">
            <text:p>0.499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0.65" table:style-name="ce2">
            <text:p>30.65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4.49" table:style-name="ce2">
            <text:p>4.49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1.69" table:style-name="ce2">
            <text:p>31.69</text:p>
          </table:table-cell>
          <table:table-cell office:value-type="float" office:value="1.69" table:style-name="ce2">
            <text:p>1.69</text:p>
          </table:table-cell>
          <table:table-cell office:value-type="float" office:value="49.99" table:style-name="ce2">
            <text:p>49.99</text:p>
          </table:table-cell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31.85" table:style-name="ce2">
            <text:p>31.85</text:p>
          </table:table-cell>
          <table:table-cell office:value-type="float" office:value="1.85" table:style-name="ce2">
            <text:p>1.85</text:p>
          </table:table-cell>
          <table:table-cell office:value-type="float" office:value="71.989999999999995" table:style-name="ce2">
            <text:p>71.99</text:p>
          </table:table-cell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2.299999999999997" table:style-name="ce2">
            <text:p>32.3</text:p>
          </table:table-cell>
          <table:table-cell office:value-type="float" office:value="2.2999999999999998" table:style-name="ce2">
            <text:p>2.3</text:p>
          </table:table-cell>
          <table:table-cell office:value-type="float" office:value="199.99" table:style-name="ce2">
            <text:p>199.99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number-rows-repeated="6" table:style-name="ro1">
          <table:table-cell table:number-columns-repeated="4" table:style-name="ce3"/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Mauricio Rojas</dc:creator>
    <meta:creation-date>2022-11-15T12:02:19Z</meta:creation-date>
    <dc:date>2022-11-16T12:14:24Z</dc:date>
    <meta:editing-cycles>2</meta:editing-cycles>
    <meta:editing-duration>PT0S</meta:editing-duration>
  </office:meta>
</office:document-meta>
</file>